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0.1457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21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output_r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um_obj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num_gens</text:p>
          </table:table-cell>
          <table:table-cell office:value-type="string" calcext:value-type="string">
            <text:p>reference_point</text:p>
          </table:table-cell>
          <table:table-cell office:value-type="string" calcext:value-type="string">
            <text:p>iRVEA_R_IGD</text:p>
          </table:table-cell>
          <table:table-cell office:value-type="string" calcext:value-type="string">
            <text:p>iMOEA_D_R_IGD</text:p>
          </table:table-cell>
          <table:table-cell office:value-type="string" calcext:value-type="string">
            <text:p>iRVEA_N_Ss</text:p>
          </table:table-cell>
          <table:table-cell office:value-type="string" calcext:value-type="string">
            <text:p>iMOEA_D_N_Ss</text:p>
          </table:table-cell>
          <table:table-cell office:value-type="string" calcext:value-type="string">
            <text:p>iRVEA_FEs</text:p>
          </table:table-cell>
          <table:table-cell office:value-type="string" calcext:value-type="string">
            <text:p>iMOEA_D_FEs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2.55191586e-17 0.00000000e+00 2.66359727e-17 1.00215619e+00]</text:p>
          </table:table-cell>
          <table:table-cell table:style-name="ce1" office:value-type="float" office:value="0.00811783984578928" calcext:value-type="float">
            <text:p>0.008117839845789</text:p>
          </table:table-cell>
          <table:table-cell table:style-name="ce1" office:value-type="float" office:value="0.00156879704835156" calcext:value-type="float">
            <text:p>0.00156879704835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4832" calcext:value-type="float">
            <text:p>84832</text:p>
          </table:table-cell>
          <table:table-cell table:style-name="ce1" office:value-type="float" office:value="96000" calcext:value-type="float">
            <text:p>96000</text:p>
          </table:table-cell>
          <table:table-cell table:formula="of:=AVERAGE([.F2:.F5])" office:value-type="float" office:value="0.0436523094030146" calcext:value-type="float">
            <text:p>0.0437</text:p>
          </table:table-cell>
          <table:table-cell table:formula="of:=AVERAGE([.G2:.G5])" office:value-type="float" office:value="0.0410940059187819" calcext:value-type="float">
            <text:p>0.0411</text:p>
          </table:table-cell>
          <table:table-cell table:style-name="ce3" table:formula="of:=AVERAGE([.H2:.H5])" office:value-type="float" office:value="89.5" calcext:value-type="float">
            <text:p>90</text:p>
          </table:table-cell>
          <table:table-cell table:style-name="ce3" table:formula="of:=AVERAGE([.I2:.I5])" office:value-type="float" office:value="120.5" calcext:value-type="float">
            <text:p>121</text:p>
          </table:table-cell>
          <table:table-cell/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8.87115917e-22 9.76558082e-01 2.44139520e-01 0.00000000e+00]</text:p>
          </table:table-cell>
          <table:table-cell table:style-name="ce1" office:value-type="float" office:value="0.0861477924308936" calcext:value-type="float">
            <text:p>0.086147792430894</text:p>
          </table:table-cell>
          <table:table-cell table:style-name="ce1" office:value-type="float" office:value="0.0922916093746914" calcext:value-type="float">
            <text:p>0.09229160937469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0120" calcext:value-type="float">
            <text:p>90120</text:p>
          </table:table-cell>
          <table:table-cell table:style-name="ce1" office:value-type="float" office:value="96000" calcext:value-type="float">
            <text:p>96000</text:p>
          </table:table-cell>
          <table:table-cell table:formula="of:=STDEV([.F2:.F5])" office:value-type="float" office:value="0.0328731916349317" calcext:value-type="float">
            <text:p>0.0329</text:p>
          </table:table-cell>
          <table:table-cell table:formula="of:=STDEV([.G2:.G5])" office:value-type="float" office:value="0.0402411540299694" calcext:value-type="float">
            <text:p>0.0402</text:p>
          </table:table-cell>
          <table:table-cell table:style-name="ce3" table:formula="of:=STDEV([.H2:.H5])" office:value-type="float" office:value="13.5277492584687" calcext:value-type="float">
            <text:p>14</text:p>
          </table:table-cell>
          <table:table-cell table:style-name="ce3" table:formula="of:=STDEV([.I2:.I5])" office:value-type="float" office:value="0.577350269189626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0.30233081 0. <text:s text:c="8"/>0.30233081 0.90699242]</text:p>
          </table:table-cell>
          <table:table-cell table:style-name="ce1" office:value-type="float" office:value="0.0488074186285033" calcext:value-type="float">
            <text:p>0.048807418628503</text:p>
          </table:table-cell>
          <table:table-cell table:style-name="ce1" office:value-type="float" office:value="0.052671772842037" calcext:value-type="float">
            <text:p>0.05267177284203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608" calcext:value-type="float">
            <text:p>12608</text:p>
          </table:table-cell>
          <table:table-cell table:style-name="ce1" office:value-type="float" office:value="96000" calcext:value-type="float">
            <text:p>96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DTLZ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8.87115917e-22 0.00000000e+00 5.56191109e-01 8.34286664e-01]</text:p>
          </table:table-cell>
          <table:table-cell table:style-name="ce1" office:value-type="float" office:value="0.031536186706872" calcext:value-type="float">
            <text:p>0.031536186706872</text:p>
          </table:table-cell>
          <table:table-cell table:style-name="ce1" office:value-type="float" office:value="0.0178438444100474" calcext:value-type="float">
            <text:p>0.01784384441004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928" calcext:value-type="float">
            <text:p>92928</text:p>
          </table:table-cell>
          <table:table-cell table:style-name="ce1" office:value-type="float" office:value="96000" calcext:value-type="float">
            <text:p>96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0.36565366 0.36565366 0.36565366 0.74374231]</text:p>
          </table:table-cell>
          <table:table-cell office:value-type="float" office:value="0.307726959823724" calcext:value-type="float">
            <text:p>0.307726959823724</text:p>
          </table:table-cell>
          <table:table-cell office:value-type="float" office:value="0.391685499279056" calcext:value-type="float">
            <text:p>0.391685499279056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86816" calcext:value-type="float">
            <text:p>86816</text:p>
          </table:table-cell>
          <table:table-cell office:value-type="float" office:value="96000" calcext:value-type="float">
            <text:p>96000</text:p>
          </table:table-cell>
          <table:table-cell table:formula="of:=AVERAGE([.F6:.F8])" office:value-type="float" office:value="0.30676657976736" calcext:value-type="float">
            <text:p>0.3068</text:p>
          </table:table-cell>
          <table:table-cell table:formula="of:=AVERAGE([.G6:.G8])" office:value-type="float" office:value="0.368251538090596" calcext:value-type="float">
            <text:p>0.3683</text:p>
          </table:table-cell>
          <table:table-cell table:style-name="ce3" table:formula="of:=AVERAGE([.H6:.H8])" office:value-type="float" office:value="105" calcext:value-type="float">
            <text:p>105</text:p>
          </table:table-cell>
          <table:table-cell table:style-name="ce3" table:formula="of:=AVERAGE([.I6:.I8])" office:value-type="float" office:value="112.333333333333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0.36565366 0.36565366 0.36565366 0.74374231]</text:p>
          </table:table-cell>
          <table:table-cell office:value-type="float" office:value="0.306256651739744" calcext:value-type="float">
            <text:p>0.306256651739744</text:p>
          </table:table-cell>
          <table:table-cell office:value-type="float" office:value="0.322693167984553" calcext:value-type="float">
            <text:p>0.322693167984553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formula="of:=STDEV([.F6:.F8])" office:value-type="float" office:value="0.000832244998847316" calcext:value-type="float">
            <text:p>0.0008</text:p>
          </table:table-cell>
          <table:table-cell table:formula="of:=STDEV([.G6:.G8])" office:value-type="float" office:value="0.0394601387076495" calcext:value-type="float">
            <text:p>0.0395</text:p>
          </table:table-cell>
          <table:table-cell table:style-name="ce3" table:formula="of:=STDEV([.H6:.H8])" office:value-type="float" office:value="11.5325625946708" calcext:value-type="float">
            <text:p>12</text:p>
          </table:table-cell>
          <table:table-cell table:style-name="ce3" table:formula="of:=STDEV([.I6:.I8])" office:value-type="float" office:value="11.7189305541646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0.36554104 0.36554104 0.36554104 0.74356318]</text:p>
          </table:table-cell>
          <table:table-cell office:value-type="float" office:value="0.306316127738612" calcext:value-type="float">
            <text:p>0.306316127738612</text:p>
          </table:table-cell>
          <table:table-cell office:value-type="float" office:value="0.390375947008179" calcext:value-type="float">
            <text:p>0.390375947008179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DTLZ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1.43419146e-19 0.00000000e+00 1.00206476e+00 9.81262372e-35]</text:p>
          </table:table-cell>
          <table:table-cell table:style-name="ce1" office:value-type="float" office:value="0.00815006264421807" calcext:value-type="float">
            <text:p>0.008150062644218</text:p>
          </table:table-cell>
          <table:table-cell table:style-name="ce1" office:value-type="float" office:value="1.94306975677396" calcext:value-type="float">
            <text:p>1.9430697567739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3464" calcext:value-type="float">
            <text:p>93464</text:p>
          </table:table-cell>
          <table:table-cell table:style-name="ce1" office:value-type="float" office:value="96000" calcext:value-type="float">
            <text:p>96000</text:p>
          </table:table-cell>
          <table:table-cell table:formula="of:=AVERAGE([.F9:.F12])" office:value-type="float" office:value="0.0407995374839584" calcext:value-type="float">
            <text:p>0.0408</text:p>
          </table:table-cell>
          <table:table-cell table:formula="of:=AVERAGE([.G9:.G12])" office:value-type="float" office:value="1.03293384939378" calcext:value-type="float">
            <text:p>1.0329</text:p>
          </table:table-cell>
          <table:table-cell table:style-name="ce3" table:formula="of:=AVERAGE([.H9:.H12])" office:value-type="float" office:value="96.25" calcext:value-type="float">
            <text:p>96</text:p>
          </table:table-cell>
          <table:table-cell table:style-name="ce3" table:formula="of:=AVERAGE([.I9:.I12])" office:value-type="float" office:value="104.5" calcext:value-type="float">
            <text:p>105</text:p>
          </table:table-cell>
          <table:table-cell/>
        </table:table-row>
        <table:table-row table:style-name="ro1">
          <table:table-cell table:style-name="ce1" office:value-type="string" calcext:value-type="string">
            <text:p>DTLZ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3.75848404e-33 5.60157338e-01 8.40236007e-01 9.81262372e-35]</text:p>
          </table:table-cell>
          <table:table-cell table:style-name="ce1" office:value-type="float" office:value="0.0314288270374292" calcext:value-type="float">
            <text:p>0.031428827037429</text:p>
          </table:table-cell>
          <table:table-cell table:style-name="ce1" office:value-type="float" office:value="1.99614564162916" calcext:value-type="float">
            <text:p>1.9961456416291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1160" calcext:value-type="float">
            <text:p>91160</text:p>
          </table:table-cell>
          <table:table-cell table:style-name="ce1" office:value-type="float" office:value="96000" calcext:value-type="float">
            <text:p>96000</text:p>
          </table:table-cell>
          <table:table-cell table:formula="of:=STDEV([.F9:.F12])" office:value-type="float" office:value="0.0327671955394384" calcext:value-type="float">
            <text:p>0.0328</text:p>
          </table:table-cell>
          <table:table-cell table:formula="of:=STDEV([.G9:.G12])" office:value-type="float" office:value="1.08183720651457" calcext:value-type="float">
            <text:p>1.0818</text:p>
          </table:table-cell>
          <table:table-cell table:style-name="ce3" table:formula="of:=STDEV([.H9:.H12])" office:value-type="float" office:value="22.9981883344464" calcext:value-type="float">
            <text:p>23</text:p>
          </table:table-cell>
          <table:table-cell table:style-name="ce3" table:formula="of:=STDEV([.I9:.I12])" office:value-type="float" office:value="31.0322412983658" calcext:value-type="float">
            <text:p>31</text:p>
          </table:table-cell>
          <table:table-cell/>
        </table:table-row>
        <table:table-row table:style-name="ro1">
          <table:table-cell table:style-name="ce1" office:value-type="string" calcext:value-type="string">
            <text:p>DTLZ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9.70142649e-01 0.00000000e+00 1.11290416e-63 2.42535662e-01]</text:p>
          </table:table-cell>
          <table:table-cell table:style-name="ce1" office:value-type="float" office:value="0.0861450046180439" calcext:value-type="float">
            <text:p>0.086145004618044</text:p>
          </table:table-cell>
          <table:table-cell table:style-name="ce1" office:value-type="float" office:value="0.0845319186199098" calcext:value-type="float">
            <text:p>0.0845319186199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0272" calcext:value-type="float">
            <text:p>90272</text:p>
          </table:table-cell>
          <table:table-cell table:style-name="ce1" office:value-type="float" office:value="96000" calcext:value-type="float">
            <text:p>96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DTLZ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3.75848404e-33 3.34861051e-01 6.69722103e-01 6.69722103e-01]</text:p>
          </table:table-cell>
          <table:table-cell table:style-name="ce1" office:value-type="float" office:value="0.0374742556361425" calcext:value-type="float">
            <text:p>0.037474255636143</text:p>
          </table:table-cell>
          <table:table-cell table:style-name="ce1" office:value-type="float" office:value="0.107988080552113" calcext:value-type="float">
            <text:p>0.107988080552113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0416" calcext:value-type="float">
            <text:p>90416</text:p>
          </table:table-cell>
          <table:table-cell table:style-name="ce1" office:value-type="float" office:value="96000" calcext:value-type="float">
            <text:p>96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9.70099267e-01 2.22044605e-16 2.22044605e-16 2.42492280e-01]</text:p>
          </table:table-cell>
          <table:table-cell office:value-type="float" office:value="0.0861502117402121" calcext:value-type="float">
            <text:p>0.086150211740212</text:p>
          </table:table-cell>
          <table:table-cell office:value-type="float" office:value="0.0846444455928489" calcext:value-type="float">
            <text:p>0.084644445592849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89592" calcext:value-type="float">
            <text:p>89592</text:p>
          </table:table-cell>
          <table:table-cell office:value-type="float" office:value="96000" calcext:value-type="float">
            <text:p>96000</text:p>
          </table:table-cell>
          <table:table-cell table:formula="of:=AVERAGE([.F13:.F15])" office:value-type="float" office:value="0.0862036671115822" calcext:value-type="float">
            <text:p>0.0862</text:p>
          </table:table-cell>
          <table:table-cell table:formula="of:=AVERAGE([.G13:.G15])" office:value-type="float" office:value="0.0846348608880687" calcext:value-type="float">
            <text:p>0.0846</text:p>
          </table:table-cell>
          <table:table-cell table:style-name="ce3" table:formula="of:=AVERAGE([.H13:.H15])" office:value-type="float" office:value="86.6666666666667" calcext:value-type="float">
            <text:p>87</text:p>
          </table:table-cell>
          <table:table-cell table:style-name="ce3" table:formula="of:=AVERAGE([.I13:.I15]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9.70099267e-01 2.22044605e-16 2.22044605e-16 2.42492280e-01]</text:p>
          </table:table-cell>
          <table:table-cell office:value-type="float" office:value="0.0862733979160146" calcext:value-type="float">
            <text:p>0.086273397916015</text:p>
          </table:table-cell>
          <table:table-cell office:value-type="float" office:value="0.0846430434395971" calcext:value-type="float">
            <text:p>0.084643043439597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formula="of:=STDEV([.F13:.F15])" office:value-type="float" office:value="0.0000631852496096803" calcext:value-type="float">
            <text:p>0.0001</text:p>
          </table:table-cell>
          <table:table-cell table:formula="of:=STDEV([.G13:.G15])" office:value-type="float" office:value="0.0000154028586952246" calcext:value-type="float">
            <text:p>0.0000</text:p>
          </table:table-cell>
          <table:table-cell table:style-name="ce3" table:formula="of:=STDEV([.H13:.H15])" office:value-type="float" office:value="11.9303534454489" calcext:value-type="float">
            <text:p>12</text:p>
          </table:table-cell>
          <table:table-cell table:style-name="ce3" table:formula="of:=STDEV([.I13:.I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9.70112974e-01 2.22044605e-16 2.22044605e-16 2.42505987e-01]</text:p>
          </table:table-cell>
          <table:table-cell office:value-type="float" office:value="0.0861873916785197" calcext:value-type="float">
            <text:p>0.08618739167852</text:p>
          </table:table-cell>
          <table:table-cell office:value-type="float" office:value="0.0846170936317602" calcext:value-type="float">
            <text:p>0.08461709363176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2.71432814e-17 2.76902062e-17 1.60754696e-17 3.23332192e-17</text:p>
            <text:p> 3.54163986e-18 1.50051945e-17 1.00441730e+00]</text:p>
          </table:table-cell>
          <table:table-cell table:style-name="ce1" office:value-type="float" office:value="0.0256493607654126" calcext:value-type="float">
            <text:p>0.025649360765413</text:p>
          </table:table-cell>
          <table:table-cell table:style-name="ce1" office:value-type="float" office:value="0.0274200947993015" calcext:value-type="float">
            <text:p>0.02742009479930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3244" calcext:value-type="float">
            <text:p>83244</text:p>
          </table:table-cell>
          <table:table-cell table:style-name="ce1" office:value-type="float" office:value="117600" calcext:value-type="float">
            <text:p>117600</text:p>
          </table:table-cell>
          <table:table-cell table:formula="of:=AVERAGE([.F16:.F19])" office:value-type="float" office:value="0.255789626671495" calcext:value-type="float">
            <text:p>0.2558</text:p>
          </table:table-cell>
          <table:table-cell table:formula="of:=AVERAGE([.G16:.G19])" office:value-type="float" office:value="0.134733635016758" calcext:value-type="float">
            <text:p>0.1347</text:p>
          </table:table-cell>
          <table:table-cell table:style-name="ce3" table:formula="of:=AVERAGE([.H16:.H19])" office:value-type="float" office:value="62" calcext:value-type="float">
            <text:p>62</text:p>
          </table:table-cell>
          <table:table-cell table:style-name="ce3" table:formula="of:=AVERAGE([.I16:.I19])" office:value-type="float" office:value="84.75" calcext:value-type="float">
            <text:p>85</text:p>
          </table:table-cell>
          <table:table-cell/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3.96707644e-52 0.00000000e+00 0.00000000e+00 0.00000000e+00</text:p>
            <text:p> 1.00223672e+00 0.00000000e+00 0.00000000e+00]</text:p>
          </table:table-cell>
          <table:table-cell table:style-name="ce1" office:value-type="float" office:value="0.0252004625427545" calcext:value-type="float">
            <text:p>0.025200462542755</text:p>
          </table:table-cell>
          <table:table-cell table:style-name="ce1" office:value-type="float" office:value="0.0272535247532304" calcext:value-type="float">
            <text:p>0.0272535247532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6334" calcext:value-type="float">
            <text:p>96334</text:p>
          </table:table-cell>
          <table:table-cell table:style-name="ce1" office:value-type="float" office:value="117600" calcext:value-type="float">
            <text:p>117600</text:p>
          </table:table-cell>
          <table:table-cell table:formula="of:=STDEV([.F16:.F19])" office:value-type="float" office:value="0.387403240914398" calcext:value-type="float">
            <text:p>0.3874</text:p>
          </table:table-cell>
          <table:table-cell table:formula="of:=STDEV([.G16:.G19])" office:value-type="float" office:value="0.144544902920499" calcext:value-type="float">
            <text:p>0.1445</text:p>
          </table:table-cell>
          <table:table-cell table:style-name="ce3" table:formula="of:=STDEV([.H16:.H19])" office:value-type="float" office:value="37.7800652902206" calcext:value-type="float">
            <text:p>38</text:p>
          </table:table-cell>
          <table:table-cell table:style-name="ce3" table:formula="of:=STDEV([.I16:.I19])" office:value-type="float" office:value="0.5" calcext:value-type="float">
            <text:p>1</text:p>
          </table:table-cell>
          <table:table-cell/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3.96707644e-52 0.00000000e+00 9.95288403e-01 2.48822101e-01</text:p>
            <text:p> 0.00000000e+00 0.00000000e+00 0.00000000e+00]</text:p>
          </table:table-cell>
          <table:table-cell table:style-name="ce1" office:value-type="float" office:value="0.14121079213484" calcext:value-type="float">
            <text:p>0.14121079213484</text:p>
          </table:table-cell>
          <table:table-cell table:style-name="ce1" office:value-type="float" office:value="0.151181681482732" calcext:value-type="float">
            <text:p>0.15118168148273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9478" calcext:value-type="float">
            <text:p>79478</text:p>
          </table:table-cell>
          <table:table-cell table:style-name="ce1" office:value-type="float" office:value="117600" calcext:value-type="float">
            <text:p>1176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table:style-name="ce1" office:value-type="string" calcext:value-type="string">
            <text:p>DTLZ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0.37959168 0.37959168 0.         0.75918335 0.         0.37959168</text:p>
            <text:p> 0.        ]</text:p>
          </table:table-cell>
          <table:table-cell table:style-name="ce1" office:value-type="float" office:value="0.831097891242972" calcext:value-type="float">
            <text:p>0.831097891242972</text:p>
          </table:table-cell>
          <table:table-cell table:style-name="ce1" office:value-type="float" office:value="0.333079239031767" calcext:value-type="float">
            <text:p>0.3330792390317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788" calcext:value-type="float">
            <text:p>11788</text:p>
          </table:table-cell>
          <table:table-cell table:style-name="ce1" office:value-type="float" office:value="117600" calcext:value-type="float">
            <text:p>1176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48907401e-01 3.48907401e-01 3.48907401e-01 3.48907401e-01</text:p>
            <text:p> 2.22044605e-16 3.48907401e-01 2.22044605e-16]</text:p>
          </table:table-cell>
          <table:table-cell office:value-type="float" office:value="1.61590396311172" calcext:value-type="float">
            <text:p>1.61590396311172</text:p>
          </table:table-cell>
          <table:table-cell office:value-type="float" office:value="0.480243709522664" calcext:value-type="float">
            <text:p>0.48024370952266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1200" calcext:value-type="float">
            <text:p>11200</text:p>
          </table:table-cell>
          <table:table-cell office:value-type="float" office:value="117600" calcext:value-type="float">
            <text:p>117600</text:p>
          </table:table-cell>
          <table:table-cell table:formula="of:=AVERAGE([.F20:.F22])" office:value-type="float" office:value="1.61590396311172" calcext:value-type="float">
            <text:p>1.6159</text:p>
          </table:table-cell>
          <table:table-cell table:formula="of:=AVERAGE([.G20:.G22])" office:value-type="float" office:value="0.455066812202649" calcext:value-type="float">
            <text:p>0.4551</text:p>
          </table:table-cell>
          <table:table-cell table:style-name="ce3" table:formula="of:=AVERAGE([.H20:.H22])" office:value-type="float" office:value="6" calcext:value-type="float">
            <text:p>6</text:p>
          </table:table-cell>
          <table:table-cell table:style-name="ce3" table:formula="of:=AVERAGE([.I20:.I22])" office:value-type="float" office:value="83.6666666666667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66418272e-01 3.66418272e-01 3.66418272e-01 3.66418272e-01</text:p>
            <text:p> 2.22044605e-16 3.66418272e-01 2.22044605e-16]</text:p>
          </table:table-cell>
          <table:table-cell office:value-type="float" office:value="1.61590396311172" calcext:value-type="float">
            <text:p>1.61590396311172</text:p>
          </table:table-cell>
          <table:table-cell office:value-type="float" office:value="0.4050197816885" calcext:value-type="float">
            <text:p>0.405019781688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1200" calcext:value-type="float">
            <text:p>11200</text:p>
          </table:table-cell>
          <table:table-cell office:value-type="float" office:value="117600" calcext:value-type="float">
            <text:p>117600</text:p>
          </table:table-cell>
          <table:table-cell table:formula="of:=STDEV([.F20:.F22])" office:value-type="float" office:value="0" calcext:value-type="float">
            <text:p>0.0000</text:p>
          </table:table-cell>
          <table:table-cell table:formula="of:=STDEV([.G20:.G22])" office:value-type="float" office:value="0.043342271208606" calcext:value-type="float">
            <text:p>0.0433</text:p>
          </table:table-cell>
          <table:table-cell table:style-name="ce3" table:formula="of:=STDEV([.H20:.H22])" office:value-type="float" office:value="0" calcext:value-type="float">
            <text:p>0</text:p>
          </table:table-cell>
          <table:table-cell table:style-name="ce3" table:formula="of:=STDEV([.I20:.I22])" office:value-type="float" office:value="2.3094010767585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DTLZ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66575972e-01 3.66575972e-01 3.66575972e-01 3.66575972e-01</text:p>
            <text:p> 2.22044605e-16 3.66575972e-01 2.22044605e-16]</text:p>
          </table:table-cell>
          <table:table-cell office:value-type="float" office:value="1.61590396311172" calcext:value-type="float">
            <text:p>1.61590396311172</text:p>
          </table:table-cell>
          <table:table-cell office:value-type="float" office:value="0.479936945396783" calcext:value-type="float">
            <text:p>0.47993694539678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1200" calcext:value-type="float">
            <text:p>11200</text:p>
          </table:table-cell>
          <table:table-cell office:value-type="float" office:value="117600" calcext:value-type="float">
            <text:p>1176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table:style-name="ce1" office:value-type="string" calcext:value-type="string">
            <text:p>DTLZ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2.46351870e-17 1.57287239e-26 8.75420374e-76 4.49760246e-63</text:p>
            <text:p> 1.73262361e-94 4.08266617e-74 1.00028691e+00]</text:p>
          </table:table-cell>
          <table:table-cell table:style-name="ce1" office:value-type="float" office:value="0.0253145393949863" calcext:value-type="float">
            <text:p>0.025314539394986</text:p>
          </table:table-cell>
          <table:table-cell table:style-name="ce1" office:value-type="float" office:value="0.0588333608783924" calcext:value-type="float">
            <text:p>0.05883336087839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21268" calcext:value-type="float">
            <text:p>121268</text:p>
          </table:table-cell>
          <table:table-cell table:style-name="ce1" office:value-type="float" office:value="117600" calcext:value-type="float">
            <text:p>117600</text:p>
          </table:table-cell>
          <table:table-cell table:formula="of:=AVERAGE([.F23:.F26])" office:value-type="float" office:value="0.17929327641943" calcext:value-type="float">
            <text:p>0.1793</text:p>
          </table:table-cell>
          <table:table-cell table:formula="of:=AVERAGE([.G23:.G26])" office:value-type="float" office:value="0.179718853616794" calcext:value-type="float">
            <text:p>0.1797</text:p>
          </table:table-cell>
          <table:table-cell table:style-name="ce3" table:formula="of:=AVERAGE([.H23:.H26])" office:value-type="float" office:value="88.25" calcext:value-type="float">
            <text:p>88</text:p>
          </table:table-cell>
          <table:table-cell table:style-name="ce3" table:formula="of:=AVERAGE([.I23:.I26])" office:value-type="float" office:value="84.25" calcext:value-type="float">
            <text:p>84</text:p>
          </table:table-cell>
          <table:table-cell/>
        </table:table-row>
        <table:table-row table:style-name="ro2">
          <table:table-cell table:style-name="ce1" office:value-type="string" calcext:value-type="string">
            <text:p>DTLZ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2.09269422e-50 3.33347768e-01 8.75420374e-76 5.79876239e-98</text:p>
            <text:p> 1.73262361e-94 6.66695536e-01 6.66695536e-01]</text:p>
          </table:table-cell>
          <table:table-cell table:style-name="ce1" office:value-type="float" office:value="0.158345568799821" calcext:value-type="float">
            <text:p>0.158345568799821</text:p>
          </table:table-cell>
          <table:table-cell table:style-name="ce1" office:value-type="float" office:value="0.030051549700411" calcext:value-type="float">
            <text:p>0.03005154970041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3750" calcext:value-type="float">
            <text:p>113750</text:p>
          </table:table-cell>
          <table:table-cell table:style-name="ce1" office:value-type="float" office:value="117600" calcext:value-type="float">
            <text:p>117600</text:p>
          </table:table-cell>
          <table:table-cell table:formula="of:=STDEV([.F23:.F26])" office:value-type="float" office:value="0.152364618469772" calcext:value-type="float">
            <text:p>0.1524</text:p>
          </table:table-cell>
          <table:table-cell table:formula="of:=STDEV([.G23:.G26])" office:value-type="float" office:value="0.230745441314127" calcext:value-type="float">
            <text:p>0.2307</text:p>
          </table:table-cell>
          <table:table-cell table:style-name="ce3" table:formula="of:=STDEV([.H23:.H26])" office:value-type="float" office:value="2.87228132326901" calcext:value-type="float">
            <text:p>3</text:p>
          </table:table-cell>
          <table:table-cell table:style-name="ce3" table:formula="of:=STDEV([.I23:.I26])" office:value-type="float" office:value="1.5" calcext:value-type="float">
            <text:p>2</text:p>
          </table:table-cell>
          <table:table-cell/>
        </table:table-row>
        <table:table-row table:style-name="ro2">
          <table:table-cell table:style-name="ce1" office:value-type="string" calcext:value-type="string">
            <text:p>DTLZ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2.09269422e-50 9.71236381e-01 8.75420374e-76 5.79876239e-98</text:p>
            <text:p> 1.73262361e-94 2.42809095e-01 1.46000360e-15]</text:p>
          </table:table-cell>
          <table:table-cell table:style-name="ce1" office:value-type="float" office:value="0.143880458651752" calcext:value-type="float">
            <text:p>0.143880458651752</text:p>
          </table:table-cell>
          <table:table-cell table:style-name="ce1" office:value-type="float" office:value="0.107489391838157" calcext:value-type="float">
            <text:p>0.10748939183815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22584" calcext:value-type="float">
            <text:p>122584</text:p>
          </table:table-cell>
          <table:table-cell table:style-name="ce1" office:value-type="float" office:value="117600" calcext:value-type="float">
            <text:p>1176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table:style-name="ce1" office:value-type="string" calcext:value-type="string">
            <text:p>DTLZ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4.50757190e-01 4.50757190e-01 4.50757190e-01 4.50757190e-01</text:p>
            <text:p> 1.73262361e-94 4.50757190e-01 2.81156275e-32]</text:p>
          </table:table-cell>
          <table:table-cell table:style-name="ce1" office:value-type="float" office:value="0.389632538831161" calcext:value-type="float">
            <text:p>0.389632538831161</text:p>
          </table:table-cell>
          <table:table-cell table:style-name="ce1" office:value-type="float" office:value="0.522501112050215" calcext:value-type="float">
            <text:p>0.52250111205021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23130" calcext:value-type="float">
            <text:p>123130</text:p>
          </table:table-cell>
          <table:table-cell table:style-name="ce1" office:value-type="float" office:value="117600" calcext:value-type="float">
            <text:p>1176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3.32528055e-01 2.22044605e-16 2.22044605e-16</text:p>
            <text:p> 2.22044605e-16 6.65875823e-01 6.65875823e-01]</text:p>
          </table:table-cell>
          <table:table-cell office:value-type="float" office:value="0.161041350672236" calcext:value-type="float">
            <text:p>0.161041350672236</text:p>
          </table:table-cell>
          <table:table-cell office:value-type="float" office:value="0.0292996874480824" calcext:value-type="float">
            <text:p>0.02929968744808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7586" calcext:value-type="float">
            <text:p>117586</text:p>
          </table:table-cell>
          <table:table-cell office:value-type="float" office:value="117600" calcext:value-type="float">
            <text:p>117600</text:p>
          </table:table-cell>
          <table:table-cell table:formula="of:=AVERAGE([.F27:.F29])" office:value-type="float" office:value="0.161209578267856" calcext:value-type="float">
            <text:p>0.1612</text:p>
          </table:table-cell>
          <table:table-cell table:formula="of:=AVERAGE([.G27:.G29])" office:value-type="float" office:value="0.0287246134528571" calcext:value-type="float">
            <text:p>0.0287</text:p>
          </table:table-cell>
          <table:table-cell table:style-name="ce3" table:formula="of:=AVERAGE([.H27:.H29])" office:value-type="float" office:value="87" calcext:value-type="float">
            <text:p>87</text:p>
          </table:table-cell>
          <table:table-cell table:style-name="ce3" table:formula="of:=AVERAGE([.I27:.I29])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3.32517063e-01 2.22044605e-16 2.22044605e-16</text:p>
            <text:p> 2.22044605e-16 6.65854999e-01 6.65854999e-01]</text:p>
          </table:table-cell>
          <table:table-cell office:value-type="float" office:value="0.163175486505133" calcext:value-type="float">
            <text:p>0.163175486505133</text:p>
          </table:table-cell>
          <table:table-cell office:value-type="float" office:value="0.0285340476140387" calcext:value-type="float">
            <text:p>0.02853404761403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28800" calcext:value-type="float">
            <text:p>128800</text:p>
          </table:table-cell>
          <table:table-cell office:value-type="float" office:value="117600" calcext:value-type="float">
            <text:p>117600</text:p>
          </table:table-cell>
          <table:table-cell table:formula="of:=STDEV([.F27:.F29])" office:value-type="float" office:value="0.00188742568207411" calcext:value-type="float">
            <text:p>0.0019</text:p>
          </table:table-cell>
          <table:table-cell table:formula="of:=STDEV([.G27:.G29])" office:value-type="float" office:value="0.000507381494169997" calcext:value-type="float">
            <text:p>0.0005</text:p>
          </table:table-cell>
          <table:table-cell table:style-name="ce3" table:formula="of:=STDEV([.H27:.H29])" office:value-type="float" office:value="1.73205080756888" calcext:value-type="float">
            <text:p>2</text:p>
          </table:table-cell>
          <table:table-cell table:style-name="ce3" table:formula="of:=STDEV([.I27:.I29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TLZ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3.32583372e-01 2.22044605e-16 2.22044605e-16</text:p>
            <text:p> 2.22044605e-16 6.65919718e-01 6.65919718e-01]</text:p>
          </table:table-cell>
          <table:table-cell office:value-type="float" office:value="0.1594118976262" calcext:value-type="float">
            <text:p>0.1594118976262</text:p>
          </table:table-cell>
          <table:table-cell office:value-type="float" office:value="0.0283401052964502" calcext:value-type="float">
            <text:p>0.0283401052964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28800" calcext:value-type="float">
            <text:p>128800</text:p>
          </table:table-cell>
          <table:table-cell office:value-type="float" office:value="117600" calcext:value-type="float">
            <text:p>1176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2.83137800e-17 1.92396727e-17 2.39647791e-17 1.04900431e-18</text:p>
            <text:p> 1.62083035e-17 1.74467645e-17 0.00000000e+00 2.79410403e-17</text:p>
            <text:p> 1.00398076e+00]</text:p>
          </table:table-cell>
          <table:table-cell table:style-name="ce1" office:value-type="float" office:value="0.0279515791717634" calcext:value-type="float">
            <text:p>0.027951579171763</text:p>
          </table:table-cell>
          <table:table-cell table:style-name="ce1" office:value-type="float" office:value="0.0286944171669141" calcext:value-type="float">
            <text:p>0.02869441716691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22822" calcext:value-type="float">
            <text:p>222822</text:p>
          </table:table-cell>
          <table:table-cell table:style-name="ce1" office:value-type="float" office:value="297000" calcext:value-type="float">
            <text:p>297000</text:p>
          </table:table-cell>
          <table:table-cell table:formula="of:=AVERAGE([.F30:.F33])" office:value-type="float" office:value="0.123174322320616" calcext:value-type="float">
            <text:p>0.1232</text:p>
          </table:table-cell>
          <table:table-cell table:formula="of:=AVERAGE([.G30:.G33])" office:value-type="float" office:value="0.0728727805616507" calcext:value-type="float">
            <text:p>0.0729</text:p>
          </table:table-cell>
          <table:table-cell table:style-name="ce3" table:formula="of:=AVERAGE([.H30:.H33])" office:value-type="float" office:value="121.5" calcext:value-type="float">
            <text:p>122</text:p>
          </table:table-cell>
          <table:table-cell table:style-name="ce3" table:formula="of:=AVERAGE([.I30:.I33])" office:value-type="float" office:value="165.5" calcext:value-type="float">
            <text:p>166</text:p>
          </table:table-cell>
          <table:table-cell/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1.55178384e-66 0.00000000e+00 0.00000000e+00 0.00000000e+00</text:p>
            <text:p> 0.00000000e+00 0.00000000e+00 0.00000000e+00 1.00262083e+00</text:p>
            <text:p> 0.00000000e+00]</text:p>
          </table:table-cell>
          <table:table-cell table:style-name="ce1" office:value-type="float" office:value="0.0305440396575882" calcext:value-type="float">
            <text:p>0.030544039657588</text:p>
          </table:table-cell>
          <table:table-cell table:style-name="ce1" office:value-type="float" office:value="0.0286208329922713" calcext:value-type="float">
            <text:p>0.02862083299227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79208" calcext:value-type="float">
            <text:p>179208</text:p>
          </table:table-cell>
          <table:table-cell table:style-name="ce1" office:value-type="float" office:value="297000" calcext:value-type="float">
            <text:p>297000</text:p>
          </table:table-cell>
          <table:table-cell table:formula="of:=STDEV([.F30:.F33])" office:value-type="float" office:value="0.14320373521672" calcext:value-type="float">
            <text:p>0.1432</text:p>
          </table:table-cell>
          <table:table-cell table:formula="of:=STDEV([.G30:.G33])" office:value-type="float" office:value="0.0588145611347984" calcext:value-type="float">
            <text:p>0.0588</text:p>
          </table:table-cell>
          <table:table-cell table:style-name="ce3" table:formula="of:=STDEV([.H30:.H33])" office:value-type="float" office:value="75.7781850754776" calcext:value-type="float">
            <text:p>76</text:p>
          </table:table-cell>
          <table:table-cell table:style-name="ce3" table:formula="of:=STDEV([.I30:.I33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1.55178384e-66 0.00000000e+00 0.00000000e+00 0.00000000e+00</text:p>
            <text:p> 9.18427893e-01 3.06142631e-01 0.00000000e+00 3.06142631e-01</text:p>
            <text:p> 0.00000000e+00]</text:p>
          </table:table-cell>
          <table:table-cell table:style-name="ce1" office:value-type="float" office:value="0.102580510376122" calcext:value-type="float">
            <text:p>0.102580510376122</text:p>
          </table:table-cell>
          <table:table-cell table:style-name="ce1" office:value-type="float" office:value="0.152847796221785" calcext:value-type="float">
            <text:p>0.15284779622178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5308" calcext:value-type="float">
            <text:p>205308</text:p>
          </table:table-cell>
          <table:table-cell table:style-name="ce1" office:value-type="float" office:value="297000" calcext:value-type="float">
            <text:p>297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3">
          <table:table-cell table:style-name="ce1" office:value-type="string" calcext:value-type="string">
            <text:p>DTLZ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1.55178384e-66 0.00000000e+00 0.00000000e+00 9.20546302e-01</text:p>
            <text:p> 0.00000000e+00 3.06848767e-01 0.00000000e+00 3.06848767e-01</text:p>
            <text:p> 0.00000000e+00]</text:p>
          </table:table-cell>
          <table:table-cell table:style-name="ce1" office:value-type="float" office:value="0.331621160076988" calcext:value-type="float">
            <text:p>0.331621160076988</text:p>
          </table:table-cell>
          <table:table-cell table:style-name="ce1" office:value-type="float" office:value="0.081328075865632" calcext:value-type="float">
            <text:p>0.0813280758656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9440" calcext:value-type="float">
            <text:p>19440</text:p>
          </table:table-cell>
          <table:table-cell table:style-name="ce1" office:value-type="float" office:value="297000" calcext:value-type="float">
            <text:p>297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2.22044605e-16</text:p>
            <text:p> 8.48659441e-01 2.45406907e-01 2.22044605e-16 2.45406907e-01</text:p>
            <text:p> 2.22044605e-16]</text:p>
          </table:table-cell>
          <table:table-cell office:value-type="float" office:value="0.166308152731429" calcext:value-type="float">
            <text:p>0.166308152731429</text:p>
          </table:table-cell>
          <table:table-cell office:value-type="float" office:value="0.073404015454513" calcext:value-type="float">
            <text:p>0.073404015454513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8000" calcext:value-type="float">
            <text:p>18000</text:p>
          </table:table-cell>
          <table:table-cell office:value-type="float" office:value="297000" calcext:value-type="float">
            <text:p>297000</text:p>
          </table:table-cell>
          <table:table-cell table:formula="of:=AVERAGE([.F34:.F36])" office:value-type="float" office:value="0.15129420431928" calcext:value-type="float">
            <text:p>0.1513</text:p>
          </table:table-cell>
          <table:table-cell table:formula="of:=AVERAGE([.G34:.G36])" office:value-type="float" office:value="0.104495756373952" calcext:value-type="float">
            <text:p>0.1045</text:p>
          </table:table-cell>
          <table:table-cell table:style-name="ce3" table:formula="of:=AVERAGE([.H34:.H36])" office:value-type="float" office:value="113.333333333333" calcext:value-type="float">
            <text:p>113</text:p>
          </table:table-cell>
          <table:table-cell table:style-name="ce3" table:formula="of:=AVERAGE([.I34:.I36])" office:value-type="float" office:value="165.666666666667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2.22044605e-16</text:p>
            <text:p> 8.86854205e-01 2.83601671e-01 2.22044605e-16 2.83601671e-01</text:p>
            <text:p> 2.22044605e-16]</text:p>
          </table:table-cell>
          <table:table-cell office:value-type="float" office:value="0.142963282539597" calcext:value-type="float">
            <text:p>0.142963282539597</text:p>
          </table:table-cell>
          <table:table-cell office:value-type="float" office:value="0.125513354613666" calcext:value-type="float">
            <text:p>0.125513354613666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64430" calcext:value-type="float">
            <text:p>164430</text:p>
          </table:table-cell>
          <table:table-cell office:value-type="float" office:value="297000" calcext:value-type="float">
            <text:p>297000</text:p>
          </table:table-cell>
          <table:table-cell table:formula="of:=STDEV([.F34:.F36])" office:value-type="float" office:value="0.0130285407776948" calcext:value-type="float">
            <text:p>0.0130</text:p>
          </table:table-cell>
          <table:table-cell table:formula="of:=STDEV([.G34:.G36])" office:value-type="float" office:value="0.0274765731114616" calcext:value-type="float">
            <text:p>0.0275</text:p>
          </table:table-cell>
          <table:table-cell table:style-name="ce3" table:formula="of:=STDEV([.H34:.H36])" office:value-type="float" office:value="90.5225570415095" calcext:value-type="float">
            <text:p>91</text:p>
          </table:table-cell>
          <table:table-cell table:style-name="ce3" table:formula="of:=STDEV([.I34:.I36])" office:value-type="float" office:value="0.577350269189626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2.22044605e-16</text:p>
            <text:p> 8.86744558e-01 2.83550582e-01 2.22044605e-16 2.83550582e-01</text:p>
            <text:p> 2.22044605e-16]</text:p>
          </table:table-cell>
          <table:table-cell office:value-type="float" office:value="0.144611177686813" calcext:value-type="float">
            <text:p>0.144611177686813</text:p>
          </table:table-cell>
          <table:table-cell office:value-type="float" office:value="0.114569899053677" calcext:value-type="float">
            <text:p>0.114569899053677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311112" calcext:value-type="float">
            <text:p>311112</text:p>
          </table:table-cell>
          <table:table-cell office:value-type="float" office:value="297000" calcext:value-type="float">
            <text:p>297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3">
          <table:table-cell table:style-name="ce1" office:value-type="string" calcext:value-type="string">
            <text:p>DTLZ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1.40926179e-034 2.77627907e-040 2.52693328e-034 1.08706233e-034</text:p>
            <text:p> 3.37785991e-126 9.88562449e-058 1.36096945e-048 2.46301846e-067</text:p>
            <text:p> 1.00267520e+000]</text:p>
          </table:table-cell>
          <table:table-cell table:style-name="ce1" office:value-type="float" office:value="0.0281332166376894" calcext:value-type="float">
            <text:p>0.028133216637689</text:p>
          </table:table-cell>
          <table:table-cell table:style-name="ce1" office:value-type="float" office:value="0.0519240241343994" calcext:value-type="float">
            <text:p>0.0519240241344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83644" calcext:value-type="float">
            <text:p>283644</text:p>
          </table:table-cell>
          <table:table-cell table:style-name="ce1" office:value-type="float" office:value="297000" calcext:value-type="float">
            <text:p>297000</text:p>
          </table:table-cell>
          <table:table-cell table:formula="of:=AVERAGE([.F37:.F40])" office:value-type="float" office:value="0.308956370661406" calcext:value-type="float">
            <text:p>0.3090</text:p>
          </table:table-cell>
          <table:table-cell table:formula="of:=AVERAGE([.G37:.G40])" office:value-type="float" office:value="0.581046522739198" calcext:value-type="float">
            <text:p>0.5810</text:p>
          </table:table-cell>
          <table:table-cell table:style-name="ce3" table:formula="of:=AVERAGE([.H37:.H40])" office:value-type="float" office:value="167.5" calcext:value-type="float">
            <text:p>168</text:p>
          </table:table-cell>
          <table:table-cell table:style-name="ce3" table:formula="of:=AVERAGE([.I37:.I40])" office:value-type="float" office:value="166" calcext:value-type="float">
            <text:p>166</text:p>
          </table:table-cell>
          <table:table-cell/>
        </table:table-row>
        <table:table-row table:style-name="ro3">
          <table:table-cell table:style-name="ce1" office:value-type="string" calcext:value-type="string">
            <text:p>DTLZ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3.05997065e-70 3.03488143e-68 3.89891814e-01 3.89891814e-01</text:p>
            <text:p> 7.79783627e-01 3.89891814e-01 3.40622478e-52 2.46301846e-67</text:p>
            <text:p> 3.78763511e-37]</text:p>
          </table:table-cell>
          <table:table-cell table:style-name="ce1" office:value-type="float" office:value="0.416425896491735" calcext:value-type="float">
            <text:p>0.416425896491735</text:p>
          </table:table-cell>
          <table:table-cell table:style-name="ce1" office:value-type="float" office:value="0.977554962164214" calcext:value-type="float">
            <text:p>0.97755496216421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49066" calcext:value-type="float">
            <text:p>249066</text:p>
          </table:table-cell>
          <table:table-cell table:style-name="ce1" office:value-type="float" office:value="297000" calcext:value-type="float">
            <text:p>297000</text:p>
          </table:table-cell>
          <table:table-cell table:formula="of:=STDEV([.F37:.F40])" office:value-type="float" office:value="0.190779454952431" calcext:value-type="float">
            <text:p>0.1908</text:p>
          </table:table-cell>
          <table:table-cell table:formula="of:=STDEV([.G37:.G40])" office:value-type="float" office:value="0.385577043425589" calcext:value-type="float">
            <text:p>0.3856</text:p>
          </table:table-cell>
          <table:table-cell table:style-name="ce3" table:formula="of:=STDEV([.H37:.H40])" office:value-type="float" office:value="9.67815409397198" calcext:value-type="float">
            <text:p>10</text:p>
          </table:table-cell>
          <table:table-cell table:style-name="ce3" table:formula="of:=STDEV([.I37:.I40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string" calcext:value-type="string">
            <text:p>DTLZ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3.97391144e-01 3.03488143e-68 3.97391144e-01 5.01131982e-50</text:p>
            <text:p> 7.94782288e-01 8.90758887e-66 3.40622478e-52 2.46301846e-67</text:p>
            <text:p> 3.97391144e-01]</text:p>
          </table:table-cell>
          <table:table-cell table:style-name="ce1" office:value-type="float" office:value="0.438953608774439" calcext:value-type="float">
            <text:p>0.438953608774439</text:p>
          </table:table-cell>
          <table:table-cell table:style-name="ce1" office:value-type="float" office:value="0.650970445978319" calcext:value-type="float">
            <text:p>0.65097044597831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98332" calcext:value-type="float">
            <text:p>298332</text:p>
          </table:table-cell>
          <table:table-cell table:style-name="ce1" office:value-type="float" office:value="297000" calcext:value-type="float">
            <text:p>297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3">
          <table:table-cell table:style-name="ce1" office:value-type="string" calcext:value-type="string">
            <text:p>DTLZ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[4.01562714e-01 3.03488143e-68 4.01562714e-01 5.01131982e-50</text:p>
            <text:p> 8.03125428e-01 8.90758887e-66 3.40622478e-52 4.01562714e-01</text:p>
            <text:p> 3.78763511e-37]</text:p>
          </table:table-cell>
          <table:table-cell table:style-name="ce1" office:value-type="float" office:value="0.352312760741759" calcext:value-type="float">
            <text:p>0.352312760741759</text:p>
          </table:table-cell>
          <table:table-cell table:style-name="ce1" office:value-type="float" office:value="0.643736658679861" calcext:value-type="float">
            <text:p>0.64373665867986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304038" calcext:value-type="float">
            <text:p>304038</text:p>
          </table:table-cell>
          <table:table-cell table:style-name="ce1" office:value-type="float" office:value="297000" calcext:value-type="float">
            <text:p>297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78975577e-01 2.22044605e-16 2.78975577e-01 2.22044605e-16</text:p>
            <text:p> 6.57389276e-01 2.22044605e-16 2.22044605e-16 2.22044605e-16</text:p>
            <text:p> 2.78975577e-01]</text:p>
          </table:table-cell>
          <table:table-cell office:value-type="float" office:value="0.135601509063015" calcext:value-type="float">
            <text:p>0.135601509063015</text:p>
          </table:table-cell>
          <table:table-cell office:value-type="float" office:value="0.0172757160078886" calcext:value-type="float">
            <text:p>0.017275716007889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304938" calcext:value-type="float">
            <text:p>304938</text:p>
          </table:table-cell>
          <table:table-cell office:value-type="float" office:value="297000" calcext:value-type="float">
            <text:p>297000</text:p>
          </table:table-cell>
          <table:table-cell table:formula="of:=AVERAGE([.F41:.F43])" office:value-type="float" office:value="0.325648181236159" calcext:value-type="float">
            <text:p>0.3256</text:p>
          </table:table-cell>
          <table:table-cell table:formula="of:=AVERAGE([.G41:.G43])" office:value-type="float" office:value="0.229289140324442" calcext:value-type="float">
            <text:p>0.2293</text:p>
          </table:table-cell>
          <table:table-cell table:style-name="ce3" table:formula="of:=AVERAGE([.H41:.H43])" office:value-type="float" office:value="172.666666666667" calcext:value-type="float">
            <text:p>173</text:p>
          </table:table-cell>
          <table:table-cell table:style-name="ce3" table:formula="of:=AVERAGE([.I41:.I43])" office:value-type="float" office:value="165.333333333333" calcext:value-type="float">
            <text:p>165</text:p>
          </table:table-cell>
          <table:table-cell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51119666e-01 2.22044605e-16 3.51119666e-01 2.22044605e-16</text:p>
            <text:p> 7.29114996e-01 2.22044605e-16 2.22044605e-16 2.22044605e-16</text:p>
            <text:p> 3.51119666e-01]</text:p>
          </table:table-cell>
          <table:table-cell office:value-type="float" office:value="0.422299371598863" calcext:value-type="float">
            <text:p>0.422299371598863</text:p>
          </table:table-cell>
          <table:table-cell office:value-type="float" office:value="0.328287008592282" calcext:value-type="float">
            <text:p>0.328287008592282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313110" calcext:value-type="float">
            <text:p>313110</text:p>
          </table:table-cell>
          <table:table-cell office:value-type="float" office:value="297000" calcext:value-type="float">
            <text:p>297000</text:p>
          </table:table-cell>
          <table:table-cell table:formula="of:=STDEV([.F41:.F43])" office:value-type="float" office:value="0.164593296074321" calcext:value-type="float">
            <text:p>0.1646</text:p>
          </table:table-cell>
          <table:table-cell table:formula="of:=STDEV([.G41:.G43])" office:value-type="float" office:value="0.183742735803361" calcext:value-type="float">
            <text:p>0.1837</text:p>
          </table:table-cell>
          <table:table-cell table:style-name="ce3" table:formula="of:=STDEV([.H41:.H43])" office:value-type="float" office:value="0.577350269189626" calcext:value-type="float">
            <text:p>1</text:p>
          </table:table-cell>
          <table:table-cell table:style-name="ce3" table:formula="of:=STDEV([.I41:.I43])" office:value-type="float" office:value="0.577350269189626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51119666e-01 2.22044605e-16 3.51119666e-01 2.22044605e-16</text:p>
            <text:p> 7.29114996e-01 2.22044605e-16 2.22044605e-16 2.22044605e-16</text:p>
            <text:p> 3.51119666e-01]</text:p>
          </table:table-cell>
          <table:table-cell office:value-type="float" office:value="0.419043663046598" calcext:value-type="float">
            <text:p>0.419043663046598</text:p>
          </table:table-cell>
          <table:table-cell office:value-type="float" office:value="0.342304696373156" calcext:value-type="float">
            <text:p>0.342304696373156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313200" calcext:value-type="float">
            <text:p>313200</text:p>
          </table:table-cell>
          <table:table-cell office:value-type="float" office:value="297000" calcext:value-type="float">
            <text:p>29700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0.0436523094030146" calcext:value-type="float">
            <text:p>0.0437</text:p>
          </table:table-cell>
          <table:table-cell table:style-name="ce2" office:value-type="float" office:value="0.0328731916349317" calcext:value-type="float">
            <text:p>0.0329</text:p>
          </table:table-cell>
          <table:table-cell/>
          <table:table-cell table:style-name="ce2" office:value-type="float" office:value="0.0410940059187819" calcext:value-type="float">
            <text:p>0.0411</text:p>
          </table:table-cell>
          <table:table-cell table:style-name="ce2" office:value-type="float" office:value="0.0402411540299694" calcext:value-type="float">
            <text:p>0.0402</text:p>
          </table:table-cell>
          <table:table-cell/>
          <table:table-cell table:style-name="ce3" office:value-type="float" office:value="89.5" calcext:value-type="float">
            <text:p>90</text:p>
          </table:table-cell>
          <table:table-cell table:style-name="ce3" office:value-type="float" office:value="13.5277492584687" calcext:value-type="float">
            <text:p>14</text:p>
          </table:table-cell>
          <table:table-cell/>
          <table:table-cell table:style-name="ce3" office:value-type="float" office:value="120.5" calcext:value-type="float">
            <text:p>121</text:p>
          </table:table-cell>
          <table:table-cell table:style-name="ce3" office:value-type="float" office:value="0.577350269189626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0.30676657976736" calcext:value-type="float">
            <text:p>0.3068</text:p>
          </table:table-cell>
          <table:table-cell table:style-name="ce2" office:value-type="float" office:value="0.000832244998847316" calcext:value-type="float">
            <text:p>0.0008</text:p>
          </table:table-cell>
          <table:table-cell/>
          <table:table-cell table:style-name="ce2" office:value-type="float" office:value="0.368251538090596" calcext:value-type="float">
            <text:p>0.3683</text:p>
          </table:table-cell>
          <table:table-cell table:style-name="ce2" office:value-type="float" office:value="0.0394601387076495" calcext:value-type="float">
            <text:p>0.0395</text:p>
          </table:table-cell>
          <table:table-cell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.5325625946708" calcext:value-type="float">
            <text:p>12</text:p>
          </table:table-cell>
          <table:table-cell/>
          <table:table-cell table:style-name="ce3" office:value-type="float" office:value="112.333333333333" calcext:value-type="float">
            <text:p>112</text:p>
          </table:table-cell>
          <table:table-cell table:style-name="ce3" office:value-type="float" office:value="11.7189305541646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2" office:value-type="float" office:value="0.0407995374839584" calcext:value-type="float">
            <text:p>0.0408</text:p>
          </table:table-cell>
          <table:table-cell table:style-name="ce2" office:value-type="float" office:value="0.0327671955394384" calcext:value-type="float">
            <text:p>0.0328</text:p>
          </table:table-cell>
          <table:table-cell/>
          <table:table-cell table:style-name="ce2" office:value-type="float" office:value="1.03293384939378" calcext:value-type="float">
            <text:p>1.0329</text:p>
          </table:table-cell>
          <table:table-cell table:style-name="ce2" office:value-type="float" office:value="1.08183720651457" calcext:value-type="float">
            <text:p>1.0818</text:p>
          </table:table-cell>
          <table:table-cell/>
          <table:table-cell table:style-name="ce3" office:value-type="float" office:value="96.25" calcext:value-type="float">
            <text:p>96</text:p>
          </table:table-cell>
          <table:table-cell table:style-name="ce3" office:value-type="float" office:value="22.9981883344464" calcext:value-type="float">
            <text:p>23</text:p>
          </table:table-cell>
          <table:table-cell/>
          <table:table-cell table:style-name="ce3" office:value-type="float" office:value="104.5" calcext:value-type="float">
            <text:p>105</text:p>
          </table:table-cell>
          <table:table-cell table:style-name="ce3" office:value-type="float" office:value="31.0322412983658" calcext:value-type="float">
            <text:p>31</text:p>
          </table:table-cell>
        </table:table-row>
        <table:table-row table:style-name="ro1">
          <table:table-cell table:number-columns-repeated="5"/>
          <table:table-cell table:style-name="ce2" office:value-type="float" office:value="0.0862036671115822" calcext:value-type="float">
            <text:p>0.0862</text:p>
          </table:table-cell>
          <table:table-cell table:style-name="ce2" office:value-type="float" office:value="0.0000631852496096803" calcext:value-type="float">
            <text:p>0.0001</text:p>
          </table:table-cell>
          <table:table-cell/>
          <table:table-cell table:style-name="ce2" office:value-type="float" office:value="0.0846348608880687" calcext:value-type="float">
            <text:p>0.0846</text:p>
          </table:table-cell>
          <table:table-cell table:style-name="ce2" office:value-type="float" office:value="0.0000154028586952246" calcext:value-type="float">
            <text:p>0.0000</text:p>
          </table:table-cell>
          <table:table-cell/>
          <table:table-cell table:style-name="ce3" office:value-type="float" office:value="86.6666666666667" calcext:value-type="float">
            <text:p>87</text:p>
          </table:table-cell>
          <table:table-cell table:style-name="ce3" office:value-type="float" office:value="11.9303534454489" calcext:value-type="float">
            <text:p>1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0.255789626671495" calcext:value-type="float">
            <text:p>0.2558</text:p>
          </table:table-cell>
          <table:table-cell table:style-name="ce2" office:value-type="float" office:value="0.387403240914398" calcext:value-type="float">
            <text:p>0.3874</text:p>
          </table:table-cell>
          <table:table-cell/>
          <table:table-cell table:style-name="ce2" office:value-type="float" office:value="0.134733635016758" calcext:value-type="float">
            <text:p>0.1347</text:p>
          </table:table-cell>
          <table:table-cell table:style-name="ce2" office:value-type="float" office:value="0.144544902920499" calcext:value-type="float">
            <text:p>0.1445</text:p>
          </table:table-cell>
          <table:table-cell/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.7800652902206" calcext:value-type="float">
            <text:p>38</text:p>
          </table:table-cell>
          <table:table-cell/>
          <table:table-cell table:style-name="ce3" office:value-type="float" office:value="84.75" calcext:value-type="float">
            <text:p>85</text:p>
          </table:table-cell>
          <table:table-cell table:style-name="ce3" office:value-type="float" office:value="0.5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.61590396311172" calcext:value-type="float">
            <text:p>1.6159</text:p>
          </table:table-cell>
          <table:table-cell table:style-name="ce2" office:value-type="float" office:value="0" calcext:value-type="float">
            <text:p>0.0000</text:p>
          </table:table-cell>
          <table:table-cell/>
          <table:table-cell table:style-name="ce2" office:value-type="float" office:value="0.455066812202649" calcext:value-type="float">
            <text:p>0.4551</text:p>
          </table:table-cell>
          <table:table-cell table:style-name="ce2" office:value-type="float" office:value="0.043342271208606" calcext:value-type="float">
            <text:p>0.043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83.6666666666667" calcext:value-type="float">
            <text:p>84</text:p>
          </table:table-cell>
          <table:table-cell table:style-name="ce3" office:value-type="float" office:value="2.3094010767585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 office:value-type="float" office:value="0.17929327641943" calcext:value-type="float">
            <text:p>0.1793</text:p>
          </table:table-cell>
          <table:table-cell table:style-name="ce2" office:value-type="float" office:value="0.152364618469772" calcext:value-type="float">
            <text:p>0.1524</text:p>
          </table:table-cell>
          <table:table-cell/>
          <table:table-cell table:style-name="ce2" office:value-type="float" office:value="0.179718853616794" calcext:value-type="float">
            <text:p>0.1797</text:p>
          </table:table-cell>
          <table:table-cell table:style-name="ce2" office:value-type="float" office:value="0.230745441314127" calcext:value-type="float">
            <text:p>0.2307</text:p>
          </table:table-cell>
          <table:table-cell/>
          <table:table-cell table:style-name="ce3" office:value-type="float" office:value="88.25" calcext:value-type="float">
            <text:p>88</text:p>
          </table:table-cell>
          <table:table-cell table:style-name="ce3" office:value-type="float" office:value="2.87228132326901" calcext:value-type="float">
            <text:p>3</text:p>
          </table:table-cell>
          <table:table-cell/>
          <table:table-cell table:style-name="ce3" office:value-type="float" office:value="84.25" calcext:value-type="float">
            <text:p>84</text:p>
          </table:table-cell>
          <table:table-cell table:style-name="ce3" office:value-type="float" office:value="1.5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 office:value-type="float" office:value="0.161209578267856" calcext:value-type="float">
            <text:p>0.1612</text:p>
          </table:table-cell>
          <table:table-cell table:style-name="ce2" office:value-type="float" office:value="0.00188742568207411" calcext:value-type="float">
            <text:p>0.0019</text:p>
          </table:table-cell>
          <table:table-cell/>
          <table:table-cell table:style-name="ce2" office:value-type="float" office:value="0.0287246134528571" calcext:value-type="float">
            <text:p>0.0287</text:p>
          </table:table-cell>
          <table:table-cell table:style-name="ce2" office:value-type="float" office:value="0.000507381494169997" calcext:value-type="float">
            <text:p>0.0005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1.73205080756888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2" office:value-type="float" office:value="0.123174322320616" calcext:value-type="float">
            <text:p>0.1232</text:p>
          </table:table-cell>
          <table:table-cell table:style-name="ce2" office:value-type="float" office:value="0.14320373521672" calcext:value-type="float">
            <text:p>0.1432</text:p>
          </table:table-cell>
          <table:table-cell/>
          <table:table-cell table:style-name="ce2" office:value-type="float" office:value="0.0728727805616507" calcext:value-type="float">
            <text:p>0.0729</text:p>
          </table:table-cell>
          <table:table-cell table:style-name="ce2" office:value-type="float" office:value="0.0588145611347984" calcext:value-type="float">
            <text:p>0.0588</text:p>
          </table:table-cell>
          <table:table-cell/>
          <table:table-cell table:style-name="ce3" office:value-type="float" office:value="121.5" calcext:value-type="float">
            <text:p>122</text:p>
          </table:table-cell>
          <table:table-cell table:style-name="ce3" office:value-type="float" office:value="75.7781850754776" calcext:value-type="float">
            <text:p>76</text:p>
          </table:table-cell>
          <table:table-cell/>
          <table:table-cell table:style-name="ce3" office:value-type="float" office:value="165.5" calcext:value-type="float">
            <text:p>16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0.15129420431928" calcext:value-type="float">
            <text:p>0.1513</text:p>
          </table:table-cell>
          <table:table-cell table:style-name="ce2" office:value-type="float" office:value="0.0130285407776948" calcext:value-type="float">
            <text:p>0.0130</text:p>
          </table:table-cell>
          <table:table-cell/>
          <table:table-cell table:style-name="ce2" office:value-type="float" office:value="0.104495756373952" calcext:value-type="float">
            <text:p>0.1045</text:p>
          </table:table-cell>
          <table:table-cell table:style-name="ce2" office:value-type="float" office:value="0.0274765731114616" calcext:value-type="float">
            <text:p>0.0275</text:p>
          </table:table-cell>
          <table:table-cell/>
          <table:table-cell table:style-name="ce3" office:value-type="float" office:value="113.333333333333" calcext:value-type="float">
            <text:p>113</text:p>
          </table:table-cell>
          <table:table-cell table:style-name="ce3" office:value-type="float" office:value="90.5225570415095" calcext:value-type="float">
            <text:p>91</text:p>
          </table:table-cell>
          <table:table-cell/>
          <table:table-cell table:style-name="ce3" office:value-type="float" office:value="165.666666666667" calcext:value-type="float">
            <text:p>166</text:p>
          </table:table-cell>
          <table:table-cell table:style-name="ce3" office:value-type="float" office:value="0.577350269189626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0.308956370661406" calcext:value-type="float">
            <text:p>0.3090</text:p>
          </table:table-cell>
          <table:table-cell table:style-name="ce2" office:value-type="float" office:value="0.190779454952431" calcext:value-type="float">
            <text:p>0.1908</text:p>
          </table:table-cell>
          <table:table-cell/>
          <table:table-cell table:style-name="ce2" office:value-type="float" office:value="0.581046522739198" calcext:value-type="float">
            <text:p>0.5810</text:p>
          </table:table-cell>
          <table:table-cell table:style-name="ce2" office:value-type="float" office:value="0.385577043425589" calcext:value-type="float">
            <text:p>0.3856</text:p>
          </table:table-cell>
          <table:table-cell/>
          <table:table-cell table:style-name="ce3" office:value-type="float" office:value="167.5" calcext:value-type="float">
            <text:p>168</text:p>
          </table:table-cell>
          <table:table-cell table:style-name="ce3" office:value-type="float" office:value="9.67815409397198" calcext:value-type="float">
            <text:p>10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2" office:value-type="float" office:value="0.325648181236159" calcext:value-type="float">
            <text:p>0.3256</text:p>
          </table:table-cell>
          <table:table-cell table:style-name="ce2" office:value-type="float" office:value="0.164593296074321" calcext:value-type="float">
            <text:p>0.1646</text:p>
          </table:table-cell>
          <table:table-cell/>
          <table:table-cell table:style-name="ce2" office:value-type="float" office:value="0.229289140324442" calcext:value-type="float">
            <text:p>0.2293</text:p>
          </table:table-cell>
          <table:table-cell table:style-name="ce2" office:value-type="float" office:value="0.183742735803361" calcext:value-type="float">
            <text:p>0.1837</text:p>
          </table:table-cell>
          <table:table-cell/>
          <table:table-cell table:style-name="ce3" office:value-type="float" office:value="172.666666666667" calcext:value-type="float">
            <text:p>173</text:p>
          </table:table-cell>
          <table:table-cell table:style-name="ce3" office:value-type="float" office:value="0.577350269189626" calcext:value-type="float">
            <text:p>1</text:p>
          </table:table-cell>
          <table:table-cell/>
          <table:table-cell table:style-name="ce3" office:value-type="float" office:value="165.333333333333" calcext:value-type="float">
            <text:p>165</text:p>
          </table:table-cell>
          <table:table-cell table:style-name="ce3" office:value-type="float" office:value="0.577350269189626" calcext:value-type="float">
            <text:p>1</text:p>
          </table:table-cell>
        </table:table-row>
        <table:table-row table:style-name="ro1" table:number-rows-repeated="104851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21:21:02.818754325</dc:date>
    <meta:editing-duration>PT2M45S</meta:editing-duration>
    <meta:editing-cycles>1</meta:editing-cycles>
    <meta:document-statistic meta:table-count="1" meta:cell-count="665" meta:object-count="0"/>
    <meta:generator>LibreOffice/6.4.7.2$Linux_X86_64 LibreOffice_project/40$Build-2</meta:generator>
  </office:meta>
</office:document-meta>
</file>